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Lucida Console" svg:font-family="Lucida Console" style:font-family-generic="modern" style:font-pitch="fixed" svg:panose-1="2 11 6 9 4 5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fo:margin-top="0.0395in" fo:margin-bottom="0.0395in"/>
      <style:text-properties style:font-name="Lucida Console" fo:font-size="24pt" style:font-size-asian="24pt" style:font-size-complex="24pt"/>
    </style:style>
    <style:style style:name="P2" style:parent-style-name="Standard" style:family="paragraph">
      <style:paragraph-properties fo:margin-top="0.0395in" fo:margin-bottom="0.0395in"/>
      <style:text-properties fo:font-weight="bold" style:font-weight-asian="bold"/>
    </style:style>
    <style:style style:name="P3" style:parent-style-name="Standard" style:list-style-name="LFO1" style:family="paragraph">
      <style:paragraph-properties fo:margin-top="0.0395in" fo:margin-bottom="0.0395in"/>
    </style:style>
    <style:style style:name="P4" style:parent-style-name="Standard" style:list-style-name="LFO1" style:family="paragraph">
      <style:paragraph-properties fo:margin-top="0.0395in" fo:margin-bottom="0.0395in"/>
    </style:style>
    <style:style style:name="P5" style:parent-style-name="Standard" style:list-style-name="LFO1" style:family="paragraph">
      <style:paragraph-properties fo:margin-top="0.0395in" fo:margin-bottom="0.0395in"/>
    </style:style>
    <style:style style:name="P6" style:parent-style-name="Standard" style:list-style-name="LFO1" style:family="paragraph">
      <style:paragraph-properties fo:margin-top="0.0395in" fo:margin-bottom="0.0395in"/>
    </style:style>
    <style:style style:name="P7" style:parent-style-name="Standard" style:list-style-name="LFO1" style:family="paragraph">
      <style:paragraph-properties fo:margin-top="0.0395in" fo:margin-bottom="0.0395in"/>
    </style:style>
    <style:style style:name="P8" style:parent-style-name="Standard" style:list-style-name="LFO1" style:family="paragraph">
      <style:paragraph-properties fo:margin-top="0.0395in" fo:margin-bottom="0.0395in"/>
    </style:style>
    <style:style style:name="P9" style:parent-style-name="Standard" style:list-style-name="LFO1" style:family="paragraph">
      <style:paragraph-properties fo:margin-top="0.0395in" fo:margin-bottom="0.0395in"/>
    </style:style>
    <style:style style:name="P10" style:parent-style-name="Standard" style:list-style-name="LFO1" style:family="paragraph">
      <style:paragraph-properties fo:margin-top="0.0395in" fo:margin-bottom="0.0395in"/>
    </style:style>
    <style:style style:name="P11" style:parent-style-name="Standard" style:list-style-name="LFO1" style:family="paragraph">
      <style:paragraph-properties fo:margin-top="0.0395in" fo:margin-bottom="0.0395in"/>
    </style:style>
    <style:style style:name="P12" style:parent-style-name="Standard" style:list-style-name="LFO1" style:family="paragraph">
      <style:paragraph-properties fo:margin-top="0.0395in" fo:margin-bottom="0.0395in"/>
    </style:style>
    <style:style style:name="P13" style:parent-style-name="Standard" style:family="paragraph">
      <style:paragraph-properties fo:margin-top="0.0395in" fo:margin-bottom="0.0395in"/>
      <style:text-properties fo:font-weight="bold" style:font-weight-asian="bold"/>
    </style:style>
    <style:style style:name="P14" style:parent-style-name="Standard" style:list-style-name="LFO2" style:family="paragraph">
      <style:paragraph-properties fo:margin-top="0.0395in" fo:margin-bottom="0.0395in"/>
    </style:style>
    <style:style style:name="P15" style:parent-style-name="Standard" style:list-style-name="LFO2" style:family="paragraph">
      <style:paragraph-properties fo:margin-top="0.0395in" fo:margin-bottom="0.0395in"/>
    </style:style>
    <style:style style:name="P16" style:parent-style-name="Standard" style:list-style-name="LFO2" style:family="paragraph">
      <style:paragraph-properties fo:margin-top="0.0395in" fo:margin-bottom="0.0395in"/>
    </style:style>
    <style:style style:name="P17" style:parent-style-name="Standard" style:list-style-name="LFO2" style:family="paragraph">
      <style:paragraph-properties fo:margin-top="0.0395in" fo:margin-bottom="0.0395in"/>
    </style:style>
    <style:style style:name="P18" style:parent-style-name="Standard" style:list-style-name="LFO2" style:family="paragraph">
      <style:paragraph-properties fo:margin-top="0.0395in" fo:margin-bottom="0.0395in"/>
    </style:style>
    <style:style style:name="P19" style:parent-style-name="Standard" style:list-style-name="LFO2" style:family="paragraph">
      <style:paragraph-properties fo:margin-top="0.0395in" fo:margin-bottom="0.0395in"/>
    </style:style>
    <style:style style:name="P20" style:parent-style-name="Standard" style:list-style-name="LFO2" style:family="paragraph">
      <style:paragraph-properties fo:margin-top="0.0395in" fo:margin-bottom="0.0395in"/>
    </style:style>
    <style:style style:name="P21" style:parent-style-name="Standard" style:list-style-name="LFO2" style:family="paragraph">
      <style:paragraph-properties fo:margin-top="0.0395in" fo:margin-bottom="0.0395in"/>
    </style:style>
    <style:style style:name="P22" style:parent-style-name="Standard" style:list-style-name="LFO2" style:family="paragraph">
      <style:paragraph-properties fo:margin-top="0.0395in" fo:margin-bottom="0.0395in"/>
    </style:style>
    <style:style style:name="P23" style:parent-style-name="Standard" style:list-style-name="LFO2" style:family="paragraph">
      <style:paragraph-properties fo:margin-top="0.0395in" fo:margin-bottom="0.0395in"/>
    </style:style>
    <style:style style:name="P24" style:parent-style-name="Standard" style:list-style-name="LFO2" style:family="paragraph">
      <style:paragraph-properties fo:margin-top="0.0395in" fo:margin-bottom="0.0395in"/>
    </style:style>
    <style:style style:name="P25" style:parent-style-name="Standard" style:family="paragraph">
      <style:paragraph-properties fo:margin-top="0.0395in" fo:margin-bottom="0.0395in"/>
    </style:style>
    <style:style style:name="P26" style:parent-style-name="Standard" style:family="paragraph">
      <style:paragraph-properties fo:margin-top="0.0395in" fo:margin-bottom="0.0395in" fo:margin-left="0.1972in" fo:text-indent="-0.1972in">
        <style:tab-stops/>
      </style:paragraph-properties>
    </style:style>
    <style:style style:name="T27" style:parent-style-name="DefaultParagraphFont" style:family="text">
      <style:text-properties fo:font-weight="bold" style:font-weight-asian="bold"/>
    </style:style>
    <style:style style:name="T28" style:parent-style-name="DefaultParagraphFont" style:family="text">
      <style:text-properties fo:font-weight="bold" style:font-weight-asian="bold"/>
    </style:style>
    <style:style style:name="T29" style:parent-style-name="DefaultParagraphFont" style:family="text">
      <style:text-properties fo:font-weight="bold" style:font-weight-asian="bold"/>
    </style:style>
    <style:style style:name="P30" style:parent-style-name="Standard" style:family="paragraph">
      <style:paragraph-properties fo:margin-top="0.0395in" fo:margin-bottom="0.0395in" fo:margin-left="0.1972in" fo:text-indent="-0.1972in">
        <style:tab-stops/>
      </style:paragraph-properties>
    </style:style>
    <style:style style:name="T31" style:parent-style-name="DefaultParagraphFont" style:family="text">
      <style:text-properties fo:font-weight="bold" style:font-weight-asian="bold"/>
    </style:style>
    <style:style style:name="T32" style:parent-style-name="DefaultParagraphFont" style:family="text">
      <style:text-properties fo:font-weight="bold" style:font-weight-asian="bold"/>
    </style:style>
    <style:style style:name="T33" style:parent-style-name="DefaultParagraphFont" style:family="text">
      <style:text-properties fo:font-weight="bold" style:font-weight-asian="bold"/>
    </style:style>
    <style:style style:name="P34" style:parent-style-name="Standard" style:family="paragraph">
      <style:paragraph-properties fo:margin-top="0.0395in" fo:margin-bottom="0.0395in" fo:margin-left="0.1972in" fo:text-indent="-0.1972in">
        <style:tab-stops/>
      </style:paragraph-properties>
    </style:style>
    <style:style style:name="T35" style:parent-style-name="DefaultParagraphFont" style:family="text">
      <style:text-properties fo:font-weight="bold" style:font-weight-asian="bold"/>
    </style:style>
    <style:style style:name="T36" style:parent-style-name="DefaultParagraphFont" style:family="text">
      <style:text-properties fo:font-weight="bold" style:font-weight-asian="bold"/>
    </style:style>
    <style:style style:name="T37" style:parent-style-name="DefaultParagraphFont" style:family="text">
      <style:text-properties fo:font-weight="bold" style:font-weight-asian="bold"/>
    </style:style>
    <style:style style:name="T38" style:parent-style-name="DefaultParagraphFont" style:family="text">
      <style:text-properties fo:font-weight="bold" style:font-weight-asian="bold"/>
    </style:style>
    <style:style style:name="T39" style:parent-style-name="DefaultParagraphFont" style:family="text">
      <style:text-properties fo:font-weight="bold" style:font-weight-asian="bold"/>
    </style:style>
    <style:style style:name="P40" style:parent-style-name="Standard" style:family="paragraph">
      <style:paragraph-properties fo:margin-top="0.0395in" fo:margin-bottom="0.0395in" fo:margin-left="0.1972in" fo:text-indent="-0.1972in">
        <style:tab-stops/>
      </style:paragraph-properties>
    </style:style>
    <style:style style:name="T41" style:parent-style-name="DefaultParagraphFont" style:family="text">
      <style:text-properties fo:font-weight="bold" style:font-weight-asian="bold"/>
    </style:style>
    <style:style style:name="T42" style:parent-style-name="DefaultParagraphFont" style:family="text">
      <style:text-properties fo:font-weight="bold" style:font-weight-asian="bold"/>
    </style:style>
    <style:style style:name="T43" style:parent-style-name="DefaultParagraphFont" style:family="text">
      <style:text-properties fo:font-weight="bold" style:font-weight-asian="bold"/>
    </style:style>
    <style:style style:name="T44" style:parent-style-name="DefaultParagraphFont" style:family="text">
      <style:text-properties fo:font-weight="bold" style:font-weight-asian="bold"/>
    </style:style>
    <style:style style:name="P45" style:parent-style-name="Standard" style:family="paragraph">
      <style:paragraph-properties fo:margin-top="0.0395in" fo:margin-bottom="0.0395in" fo:margin-left="0.1972in" fo:text-indent="-0.1972in">
        <style:tab-stops/>
      </style:paragraph-properties>
    </style:style>
    <style:style style:name="T46" style:parent-style-name="DefaultParagraphFont" style:family="text">
      <style:text-properties fo:font-weight="bold" style:font-weight-asian="bold"/>
    </style:style>
    <style:style style:name="T47" style:parent-style-name="DefaultParagraphFont" style:family="text">
      <style:text-properties fo:font-weight="bold" style:font-weight-asian="bold"/>
    </style:style>
    <style:style style:name="T48" style:parent-style-name="DefaultParagraphFont" style:family="text">
      <style:text-properties fo:font-weight="bold" style:font-weight-asian="bold"/>
    </style:style>
    <style:style style:name="T49" style:parent-style-name="DefaultParagraphFont" style:family="text">
      <style:text-properties fo:font-weight="bold" style:font-weight-asian="bold"/>
    </style:style>
    <style:style style:name="T50" style:parent-style-name="DefaultParagraphFont" style:family="text">
      <style:text-properties fo:font-weight="bold" style:font-weight-asian="bold"/>
    </style:style>
    <style:style style:name="T51" style:parent-style-name="DefaultParagraphFont" style:family="text">
      <style:text-properties fo:font-weight="bold" style:font-weight-asian="bold"/>
    </style:style>
    <style:style style:name="P52" style:parent-style-name="Standard" style:family="paragraph">
      <style:paragraph-properties fo:margin-top="0.0395in" fo:margin-bottom="0.0395in" fo:margin-left="0.1972in" fo:text-indent="-0.1972in">
        <style:tab-stops/>
      </style:paragraph-properties>
    </style:style>
    <style:style style:name="T53" style:parent-style-name="DefaultParagraphFont" style:family="text">
      <style:text-properties fo:font-weight="bold" style:font-weight-asian="bold"/>
    </style:style>
    <style:style style:name="T54" style:parent-style-name="DefaultParagraphFont" style:family="text">
      <style:text-properties fo:font-weight="bold" style:font-weight-asian="bold"/>
    </style:style>
    <style:style style:name="T55" style:parent-style-name="DefaultParagraphFont" style:family="text">
      <style:text-properties fo:font-weight="bold" style:font-weight-asian="bold"/>
    </style:style>
    <style:style style:name="T56" style:parent-style-name="DefaultParagraphFont" style:family="text">
      <style:text-properties fo:font-weight="bold" style:font-weight-asian="bold"/>
    </style:style>
    <style:style style:name="T57" style:parent-style-name="DefaultParagraphFont" style:family="text">
      <style:text-properties fo:font-weight="bold" style:font-weight-asian="bold"/>
    </style:style>
    <style:style style:name="T58" style:parent-style-name="DefaultParagraphFont" style:family="text">
      <style:text-properties fo:font-weight="bold" style:font-weight-asian="bold"/>
    </style:style>
    <style:style style:name="P59" style:parent-style-name="Standard" style:family="paragraph">
      <style:paragraph-properties fo:margin-top="0.0395in" fo:margin-bottom="0.0395in" fo:margin-left="0.1972in" fo:text-indent="-0.1972in">
        <style:tab-stops/>
      </style:paragraph-properties>
    </style:style>
    <style:style style:name="T60" style:parent-style-name="DefaultParagraphFont" style:family="text">
      <style:text-properties fo:font-weight="bold" style:font-weight-asian="bold"/>
    </style:style>
    <style:style style:name="T61" style:parent-style-name="DefaultParagraphFont" style:family="text">
      <style:text-properties fo:font-weight="bold" style:font-weight-asian="bold"/>
    </style:style>
    <style:style style:name="T62" style:parent-style-name="DefaultParagraphFont" style:family="text">
      <style:text-properties fo:font-weight="bold" style:font-weight-asian="bold"/>
    </style:style>
    <style:style style:name="T63" style:parent-style-name="DefaultParagraphFont" style:family="text">
      <style:text-properties fo:font-weight="bold" style:font-weight-asian="bold"/>
    </style:style>
    <style:style style:name="T64" style:parent-style-name="DefaultParagraphFont" style:family="text">
      <style:text-properties fo:font-weight="bold" style:font-weight-asian="bold"/>
    </style:style>
    <style:style style:name="P65" style:parent-style-name="Standard" style:family="paragraph">
      <style:paragraph-properties fo:margin-top="0.0395in" fo:margin-bottom="0.0395in" fo:margin-left="0.1972in" fo:text-indent="-0.1972in">
        <style:tab-stops/>
      </style:paragraph-properties>
    </style:style>
    <style:style style:name="T66" style:parent-style-name="DefaultParagraphFont" style:family="text">
      <style:text-properties fo:font-weight="bold" style:font-weight-asian="bold"/>
    </style:style>
    <style:style style:name="T67" style:parent-style-name="DefaultParagraphFont" style:family="text">
      <style:text-properties fo:font-weight="bold" style:font-weight-asian="bold"/>
    </style:style>
    <style:style style:name="T68" style:parent-style-name="DefaultParagraphFont" style:family="text">
      <style:text-properties fo:font-weight="bold" style:font-weight-asian="bold"/>
    </style:style>
    <style:style style:name="P69" style:parent-style-name="Standard" style:family="paragraph">
      <style:paragraph-properties fo:margin-top="0.0395in" fo:margin-bottom="0.0395in" fo:margin-left="0.1972in" fo:text-indent="-0.1972in">
        <style:tab-stops/>
      </style:paragraph-properties>
    </style:style>
    <style:style style:name="T70" style:parent-style-name="DefaultParagraphFont" style:family="text">
      <style:text-properties fo:font-weight="bold" style:font-weight-asian="bold"/>
    </style:style>
    <style:style style:name="T71" style:parent-style-name="DefaultParagraphFont" style:family="text">
      <style:text-properties fo:font-weight="bold" style:font-weight-asian="bold"/>
    </style:style>
    <style:style style:name="P72" style:parent-style-name="Standard" style:family="paragraph">
      <style:paragraph-properties fo:margin-top="0.0395in" fo:margin-bottom="0.0395in" fo:margin-left="0.1972in" fo:text-indent="-0.1972in">
        <style:tab-stops/>
      </style:paragraph-properties>
    </style:style>
    <style:style style:name="T73" style:parent-style-name="DefaultParagraphFont" style:family="text">
      <style:text-properties fo:font-weight="bold" style:font-weight-asian="bold"/>
    </style:style>
    <style:style style:name="T74" style:parent-style-name="DefaultParagraphFont" style:family="text">
      <style:text-properties fo:font-weight="bold" style:font-weight-asian="bold"/>
    </style:style>
    <style:style style:name="T75" style:parent-style-name="DefaultParagraphFont" style:family="text">
      <style:text-properties fo:font-weight="bold" style:font-weight-asian="bold"/>
    </style:style>
    <style:style style:name="P76" style:parent-style-name="Standard" style:family="paragraph">
      <style:paragraph-properties fo:margin-top="0.0395in" fo:margin-bottom="0.0395in" fo:margin-left="0.1972in" fo:text-indent="-0.1972in">
        <style:tab-stops/>
      </style:paragraph-properties>
    </style:style>
    <style:style style:name="T77" style:parent-style-name="DefaultParagraphFont" style:family="text">
      <style:text-properties fo:font-weight="bold" style:font-weight-asian="bold"/>
    </style:style>
    <style:style style:name="T78" style:parent-style-name="DefaultParagraphFont" style:family="text">
      <style:text-properties fo:font-weight="bold" style:font-weight-asian="bold"/>
    </style:style>
    <style:style style:name="T79" style:parent-style-name="DefaultParagraphFont" style:family="text">
      <style:text-properties fo:font-weight="bold" style:font-weight-asian="bold"/>
    </style:style>
  </office:automatic-styles>
  <office:body>
    <office:text text:use-soft-page-breaks="true">
      <text:p text:style-name="P1">Edge Dostępne<text:s/>w Settingu</text:p>
      <text:p text:style-name="P2">Lista usuniętych edgy z podręcznika:</text:p>
      <text:list text:style-name="LFO1" text:continue-numbering="true">
        <text:list-item>
          <text:p text:style-name="P3">Linguist</text:p>
        </text:list-item>
        <text:list-item>
          <text:p text:style-name="P4">Rock and Roll</text:p>
        </text:list-item>
        <text:list-item>
          <text:p text:style-name="P5">Artificer</text:p>
        </text:list-item>
        <text:list-item>
          <text:p text:style-name="P6">Extra Effort</text:p>
        </text:list-item>
        <text:list-item>
          <text:p text:style-name="P7">Gadgeteer</text:p>
        </text:list-item>
        <text:list-item>
          <text:p text:style-name="P8">Holy/Unholy Warrior</text:p>
        </text:list-item>
        <text:list-item>
          <text:p text:style-name="P9">Mentalist</text:p>
        </text:list-item>
        <text:list-item>
          <text:p text:style-name="P10">Rapid Recharge</text:p>
        </text:list-item>
        <text:list-item>
          <text:p text:style-name="P11">Improved Rapid Recharge</text:p>
        </text:list-item>
        <text:list-item>
          <text:p text:style-name="P12">Wizard</text:p>
        </text:list-item>
      </text:list>
      <text:p text:style-name="P13">Dodatkowe Edge:</text:p>
      <text:list text:style-name="LFO2" text:continue-numbering="true">
        <text:list-item>
          <text:p text:style-name="P14">Spell Crystalisation</text:p>
        </text:list-item>
        <text:list-item>
          <text:p text:style-name="P15">Familiar</text:p>
        </text:list-item>
        <text:list-item>
          <text:p text:style-name="P16">Mana Siphon</text:p>
        </text:list-item>
        <text:list-item>
          <text:p text:style-name="P17">Specialized Magical Training</text:p>
        </text:list-item>
        <text:list-item>
          <text:p text:style-name="P18">Rapid Sublimation</text:p>
        </text:list-item>
        <text:list-item>
          <text:p text:style-name="P19">Short Rituals</text:p>
        </text:list-item>
        <text:list-item>
          <text:p text:style-name="P20">Combat Ritualist</text:p>
        </text:list-item>
        <text:list-item>
          <text:p text:style-name="P21">Overcharge</text:p>
        </text:list-item>
        <text:list-item>
          <text:p text:style-name="P22">Cursed</text:p>
        </text:list-item>
        <text:list-item>
          <text:p text:style-name="P23">Enchanter</text:p>
        </text:list-item>
        <text:list-item>
          <text:p text:style-name="P24">Weapon Etiquette</text:p>
        </text:list-item>
      </text:list>
      <text:p text:style-name="P25"/>
      <text:p text:style-name="P26"><text:span text:style-name="T27">Spell Crystalisation (Seasoned)</text:span><text:line-break/><text:span text:style-name="T28">Wymagania</text:span>:<text:tab/>Arcane Background (Kryształowy Mag)<text:line-break/><text:span text:style-name="T29">Efekt</text:span>:<text:tab/><text:tab/>Otrzymujesz możliwość tworzenia niedużych kruchych kryształów (mieszczące się w dłoni), ich skruszenie rzuca znane ci zaklęcie, które musisz rzucić jako część przygotowania kryształu. Jeśli zaklęcie zostało skruszone w dłoni, trzymająca je osoba decyduje gdzie ma zostać rzucone, lecz twój rzut określa skutek i siłę skutku. Jeśli zaklęcie zostanie skruszone poprzez rzucenie kryształem lub użycie go jako amunicji, odpala się w miejscu skruszenia. Dopóki kryształ nie zostanie zużyty nie możesz odzyskać wydanej na niego many.</text:p>
      <text:p text:style-name="P30"><text:span text:style-name="T31">Familiar (Seasoned)</text:span><text:line-break/><text:span text:style-name="T32">Wymagania</text:span>:<text:tab/>Arcane Background (Przywoływacz)<text:line-break/><text:span text:style-name="T33">Efekt</text:span>:<text:tab/><text:tab/>Wybierz jedno zaklęcie poziomu Novice lub Seasoned z listy zaklęć Przywoływacza (nie musisz go znać), możesz je rzucić bez zużywania many, ale zawsze przywołuje jedną, tą samą istotę</text:p>
      <text:p text:style-name="P34"><text:span text:style-name="T35">Mana Siphon (Seasoned)</text:span><text:span text:style-name="T36"><text:line-break/>Wymagania</text:span>:<text:tab/>Arcane Background (Mag Wiatru)<text:line-break/><text:span text:style-name="T37">Efekt:</text:span><text:span text:style-name="T38"><text:tab/></text:span><text:span text:style-name="T39"><text:tab/></text:span>Raz dziennie, gdy jakiekolwiek zaklęcie miałoby cię afektować, możesz zamiast tego pochłonąć je. Wykonaj rzut na spellcasting (z +2 jeśli zaklęcie jest z magii wiatru), na sukcesie zaklęcie znika, a ty otrzymujesz wydaną na nie manę. Na przebiciu osoba która je rzuciła otrzymuje stan Vulnerable</text:p>
      <text:soft-page-break/>
      <text:p text:style-name="P40"><text:span text:style-name="T41">Specialized Magical Training (Seasoned)</text:span><text:span text:style-name="T42"><text:line-break/>Wymagania:</text:span><text:span text:style-name="T43"><text:tab/></text:span>Brak Arcane Background<text:line-break/><text:span text:style-name="T44">Efekt</text:span>:<text:tab/><text:tab/>Wybierz trzy zaklęcia z<text:s/>dowolnych szkół magii, poziomu nie wyższego niż Seasoned. Otrzymujesz 10 punktów many i regenerujesz całą swoją manę na krótkim odpoczynku (1h). Nie możesz uczyć się nowych zaklęć ani zwiększać swojej maksymalnej ilości many za pomocą edge’y. W zamian otrzymujesz bonus +3 do rzucania wybranych zaklęć</text:p>
      <text:p text:style-name="P45"><text:span text:style-name="T46">Rapid Sublimation (Seasoned)</text:span><text:span text:style-name="T47"><text:line-break/>W</text:span><text:span text:style-name="T48">y</text:span><text:span text:style-name="T49">magania:</text:span><text:span text:style-name="T50"><text:tab/></text:span>Arcane Background (Alchemik)<text:line-break/><text:span text:style-name="T51">Efekt</text:span>:<text:tab/><text:tab/>Twoje eliksiry rzucone mają małe AoE (3 pola)<text:s/>i afektują wszystkie osoby wewnątrz AoE</text:p>
      <text:p text:style-name="P52"><text:span text:style-name="T53">Short Rituals (Seasoned)</text:span><text:span text:style-name="T54"><text:line-break/>Wymagania:</text:span><text:span text:style-name="T55"><text:tab/></text:span>Arcane Background (Rytualista)<text:span text:style-name="T56"><text:line-break/>Efekt:</text:span><text:span text:style-name="T57"><text:tab/></text:span><text:span text:style-name="T58"><text:tab/></text:span>Rytuały zajmują ci<text:s/>tylko 15 minut zamiast godziny</text:p>
      <text:p text:style-name="P59"><text:span text:style-name="T60">Combat Ritualist (</text:span><text:span text:style-name="T61">Heroic</text:span><text:span text:style-name="T62">)</text:span><text:span text:style-name="T63"><text:line-break/>Wymagania:</text:span><text:tab/>Short Rituals<text:line-break/><text:span text:style-name="T64">Efekt</text:span>:<text:tab/><text:tab/>Możesz wykonywać rytuały w walce. Wykonaj rzut na Agility. Sukces wykonuje rytuał w 3 tury, przebicie w turę</text:p>
      <text:p text:style-name="P65"><text:span text:style-name="T66">Overcharge (Seasoned)</text:span><text:line-break/><text:span text:style-name="T67">Wymagania</text:span>:<text:tab/>Arcane Background używający Many<text:line-break/><text:span text:style-name="T68">Efekt</text:span>:<text:tab/><text:tab/>Przed rzuceniem<text:s/>zaklęcia możesz zadeklarować, iż zamierzasz je przeładować. Rzucasz to samo zaklęcie na ten sam cel tyle razy, ile pozwala ci mana, wydając na to całą swoją manę. Efekty sumują się jakby było to jedno zaklęcie. Po wykorzystaniu tej opcji otrzymujesz trzy poziomy wyczerpania</text:p>
      <text:p text:style-name="P69"><text:span text:style-name="T70">Cursed (Novice – Background Edge)</text:span><text:line-break/><text:span text:style-name="T71">Efekt</text:span>:<text:tab/><text:tab/>Zaczynasz<text:s/>z klątwą poziomu Heroic lub Legendary na sobie</text:p>
      <text:p text:style-name="P72"><text:span text:style-name="T73">Enchanter (Seasoned)</text:span><text:span text:style-name="T74"><text:line-break/>Wymagania</text:span>:<text:tab/>Smarts D8<text:line-break/><text:span text:style-name="T75">Efekt</text:span>:<text:tab/><text:tab/>Możesz<text:s/>nakładać magiczne ulepszenia na broń i pancerze, koszta wykonania tego są równe połowie ceny u specjalisty</text:p>
      <text:p text:style-name="P76"><text:span text:style-name="T77">Weapon Etiquette (Seasoned)</text:span><text:span text:style-name="T78"><text:line-break/>Wymagania</text:span>:<text:tab/>Smarts D8, Fighting or Shooting D6<text:line-break/><text:span text:style-name="T79">Efekt</text:span>:<text:tab/><text:tab/>Możesz ostrzyć lub naprawiać uszkodzoną<text:s/>broń i pancerz jeśli masz przy sobie narzędzia kowalski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Lucida Console" svg:font-family="Lucida Console" style:font-family-generic="modern" style:font-pitch="fixed" svg:panose-1="2 11 6 9 4 5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l" fo:country="PL"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Grzegorz Mucha</dc:creator>
    <meta:creation-date>2020-01-16T15:29:00Z</meta:creation-date>
    <dc:date>2020-01-17T11:49:00Z</dc:date>
    <meta:template xlink:href="Normal.dotm" xlink:type="simple"/>
    <meta:editing-cycles>4</meta:editing-cycles>
    <meta:editing-duration>PT2760S</meta:editing-duration>
    <meta:document-statistic meta:page-count="2" meta:paragraph-count="6" meta:word-count="469" meta:character-count="3280" meta:row-count="23" meta:non-whitespace-character-count="2817"/>
  </office:meta>
</office:document-meta>
</file>